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4.35pt"/>
    </style:style>
    <style:style style:name="co2" style:family="table-column">
      <style:table-column-properties fo:break-before="auto" style:column-width="2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0.24pt"/>
    </style:style>
    <style:style style:name="co6" style:family="table-column">
      <style:table-column-properties fo:break-before="auto" style:column-width="22.51pt"/>
    </style:style>
    <style:style style:name="co7" style:family="table-column">
      <style:table-column-properties fo:break-before="auto" style:column-width="26.25pt"/>
    </style:style>
    <style:style style:name="co8" style:family="table-column">
      <style:table-column-properties fo:break-before="auto" style:column-width="25.51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4.99pt" fo:break-before="auto" style:use-optimal-row-height="false"/>
    </style:style>
    <style:style style:name="ro5" style:family="table-row">
      <style:table-row-properties style:row-height="13.01pt" fo:break-before="auto" style:use-optimal-row-height="true"/>
    </style:style>
    <style:style style:name="ro6" style:family="table-row">
      <style:table-row-properties style:row-height="8.1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2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2" fo:font-size="10pt" style:font-name-asian="Times New Roman" style:font-size-asian="10pt" style:font-name-complex="Times New Roman" style:font-size-complex="10pt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2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16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7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18" style:family="table-cell" style:parent-style-name="Default" style:data-style-name="N0">
      <style:table-cell-properties fo:border-bottom="none" fo:border-left="none" fo:border-right="0.06pt solid #000000" fo:border-top="none"/>
      <style:text-properties style:use-window-font-color="true" style:font-name="Times New Roman1" fo:font-size="10pt" style:font-name-asian="Times New Roman" style:font-size-asian="10pt" style:font-name-complex="Times New Roman" style:font-size-complex="10pt"/>
    </style:style>
    <style:style style:name="ce20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21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Times New Roman2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 New Roman2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2" fo:font-size="10pt" style:font-name-asian="Times New Roman" style:font-size-asian="10pt" style:font-name-complex="Times New Roman" style:font-size-complex="10pt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2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4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46" style:family="table-cell" style:parent-style-name="Default" style:data-style-name="N0">
      <style:text-properties style:font-name="Times New Roman2" fo:font-size="11pt" style:font-name-asian="Times New Roman" style:font-size-asian="11pt" style:font-name-complex="Times New Roman" style:font-size-complex="11pt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Times New Roman2" fo:font-size="10pt" style:font-name-asian="Times New Roman" style:font-size-asian="10pt" style:font-name-complex="Times New Roman" style:font-size-complex="10pt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Times New Roman2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0" style:family="table-cell" style:parent-style-name="Default" style:data-style-name="N0">
      <style:text-properties style:font-name="Times New Roman1" style:font-name-asian="Times New Roman" style:font-name-complex="Times New Roman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2" fo:font-size="11pt" style:font-name-asian="Times New Roman" style:font-size-asian="11pt" style:font-name-complex="Times New Roman" style:font-size-complex="11pt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2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 fo:margin-left="0pt"/>
      <style:text-properties style:font-name="Times New Roman2" fo:font-size="10pt" style:font-name-asian="Times New Roman" style:font-size-asian="10pt" style:font-name-complex="Times New Roman" style:font-size-complex="10pt"/>
    </style:style>
    <style:style style:name="ce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 fo:margin-left="0pt"/>
      <style:text-properties style:font-name="Times New Roman2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8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Times New Roman2" fo:font-size="11pt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Times New Roman1" style:font-name-asian="Times New Roman" style:font-name-complex="Times New Roman"/>
    </style:style>
    <style:style style:name="ce6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Times New Roman1" style:font-name-asian="Times New Roman" style:font-name-complex="Times New Roman"/>
    </style:style>
    <style:style style:name="ce8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1" style:font-name-asian="Times New Roman" style:font-name-complex="Times New Roman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ackground-color="transparent"/>
      <style:text-properties style:font-name="Times New Roman1" style:font-name-asian="Times New Roman" style:font-name-complex="Times New Roman"/>
    </style:style>
    <style:style style:name="ce28" style:family="table-cell" style:parent-style-name="Default" style:data-style-name="N0">
      <style:table-cell-properties fo:background-color="transparent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ce89" style:family="table-cell" style:parent-style-name="Default" style:data-style-name="N0">
      <style:table-cell-properties fo:border-bottom="0.06pt solid #000000" fo:border-left="none" fo:border-right="none" fo:border-top="none"/>
      <style:text-properties style:font-name="Times New Roman1" style:font-name-asian="Times New Roman" style:font-name-complex="Times New Roman"/>
    </style:style>
    <style:style style:name="ce1" style:family="table-cell" style:parent-style-name="Default" style:data-style-name="N0"/>
    <style:style style:name="ce65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T1" style:family="text">
      <style:text-properties style:font-style-complex="italic" style:font-name="Times New Roman" style:font-style-asian="italic" style:font-weight-complex="normal" style:font-weight-asian="normal" style:font-size-complex="10pt" style:font-size-asian="10pt" style:font-name-complex="Times New Roman" style:font-name-asian="Times New Roman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Times New Roman" style:font-weight-complex="normal" style:font-weight-asian="normal" style:font-size-complex="10pt" style:font-size-asian="10pt" style:font-name-complex="Times New Roman" style:font-name-asian="Times New Roman" fo:color="#000000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  <style:style style:name="T3" style:family="text">
      <style:text-properties fo:color="#000000" style:font-name="Times New Roman" fo:font-size="10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style:font-style-complex="italic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0pt" style:font-size-complex="10pt" style:font-weight-asian="normal" style:font-weight-complex="normal" style:font-style-asian="italic" fo:color="#000000"/>
    </style:style>
    <style:style style:name="T7" style:family="text">
      <style:text-properties fo:font-size="10pt" fo:font-weight="normal" style:text-underline-style="none" style:text-underline-color="font-color" style:text-line-through-type="none" style:text-outline="false" fo:text-shadow="none" style:font-name-asian="Times New Roman" style:font-name-complex="Times New Roman" style:font-size-asian="10pt" style:font-size-complex="10pt" style:font-weight-asian="normal" style:font-weight-complex="normal" fo:color="#000000" fo:font-style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2" table:default-cell-style-name="ce50"/>
        <table:table-column table:style-name="co3" table:default-cell-style-name="ce50"/>
        <table:table-column table:style-name="co2" table:default-cell-style-name="ce50"/>
        <table:table-column table:style-name="co3" table:default-cell-style-name="ce50"/>
        <table:table-column table:style-name="co3" table:default-cell-style-name="ce58"/>
        <table:table-column table:style-name="co5" table:default-cell-style-name="ce50"/>
        <table:table-column table:style-name="co6" table:number-columns-repeated="2" table:default-cell-style-name="ce50"/>
        <table:table-column table:style-name="co7" table:default-cell-style-name="ce50"/>
        <table:table-column table:style-name="co3" table:default-cell-style-name="ce50"/>
        <table:table-column table:style-name="co8" table:default-cell-style-name="ce50"/>
        <table:table-column table:style-name="co7" table:default-cell-style-name="ce50"/>
        <table:table-column table:style-name="co8" table:default-cell-style-name="ce50"/>
        <table:table-column table:style-name="co9" table:number-columns-repeated="1005" table:default-cell-style-name="ce50"/>
        <table:table-column table:style-name="co10" table:default-cell-style-name="ce1"/>
        <table:table-row table:style-name="ro1">
          <table:table-cell/>
          <table:table-cell table:style-name="ce35" office:value-type="string" calcext:value-type="string" table:number-columns-spanned="9" table:number-rows-spanned="1">
            <text:p>пясъчно дъно</text:p>
          </table:table-cell>
          <table:covered-table-cell table:number-columns-repeated="7" table:style-name="ce46"/>
          <table:covered-table-cell table:style-name="ce52"/>
          <table:table-cell table:style-name="ce59" office:value-type="string" calcext:value-type="string" table:number-columns-spanned="8" table:number-rows-spanned="1">
            <text:p>Zostera spp.</text:p>
          </table:table-cell>
          <table:covered-table-cell table:number-columns-repeated="7" table:style-name="ce46"/>
          <table:table-cell table:style-name="ce2" table:number-columns-repeated="1006"/>
        </table:table-row>
        <table:table-row table:style-name="ro1">
          <table:table-cell table:style-name="ce22"/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R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string" calcext:value-type="string">
            <text:p>S1</text:p>
          </table:table-cell>
          <table:table-cell table:style-name="ce36" office:value-type="string" calcext:value-type="string">
            <text:p>S2</text:p>
          </table:table-cell>
          <table:table-cell table:style-name="ce36" office:value-type="string" calcext:value-type="string">
            <text:p>S3</text:p>
          </table:table-cell>
          <table:table-cell table:style-name="ce36" office:value-type="string" calcext:value-type="string">
            <text:p>S4</text:p>
          </table:table-cell>
          <table:table-cell table:style-name="ce36" office:value-type="string" calcext:value-type="string">
            <text:p>S5</text:p>
          </table:table-cell>
          <table:table-cell table:style-name="ce53" office:value-type="string" calcext:value-type="string">
            <text:p>S6</text:p>
          </table:table-cell>
          <table:table-cell table:style-name="ce36" office:value-type="string" calcext:value-type="string">
            <text:p>K</text:p>
          </table:table-cell>
          <table:table-cell table:style-name="ce36" office:value-type="string" calcext:value-type="string">
            <text:p>R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string" calcext:value-type="string">
            <text:p>Z1</text:p>
          </table:table-cell>
          <table:table-cell table:style-name="ce36" office:value-type="string" calcext:value-type="string">
            <text:p>Z2</text:p>
          </table:table-cell>
          <table:table-cell table:style-name="ce36" office:value-type="string" calcext:value-type="string">
            <text:p>Z3</text:p>
          </table:table-cell>
          <table:table-cell table:style-name="ce36" office:value-type="string" calcext:value-type="string">
            <text:p>Z4</text:p>
          </table:table-cell>
          <table:table-cell table:style-name="ce36" office:value-type="string" calcext:value-type="string">
            <text:p>Z5</text:p>
          </table:table-cell>
          <table:table-cell table:style-name="ce2" table:number-columns-repeated="1006"/>
        </table:table-row>
        <table:table-row table:style-name="ro2">
          <table:table-cell table:style-name="ce6" office:value-type="string" calcext:value-type="string">
            <text:p>ANNELID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7" office:value-type="string" calcext:value-type="string">
            <text:p>CLITELLA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8" office:value-type="string" calcext:value-type="string">
            <text:p>Hirudinea g.sp.</text:p>
          </table:table-cell>
          <table:table-cell table:style-name="ce39" table:number-columns-repeated="3"/>
          <table:table-cell table:style-name="ce48" office:value-type="string" calcext:value-type="string">
            <text:p>+</text:p>
          </table:table-cell>
          <table:table-cell table:style-name="ce48"/>
          <table:table-cell table:style-name="ce48" office:value-type="string" calcext:value-type="string">
            <text:p>+</text:p>
          </table:table-cell>
          <table:table-cell table:style-name="ce48"/>
          <table:table-cell table:style-name="ce48" office:value-type="string" calcext:value-type="string">
            <text:p>+</text:p>
          </table:table-cell>
          <table:table-cell table:style-name="ce55"/>
          <table:table-cell table:style-name="ce39" table:number-columns-repeated="3"/>
          <table:table-cell table:number-columns-repeated="2" table:style-name="ce48" office:value-type="string" calcext:value-type="string">
            <text:p>+</text:p>
          </table:table-cell>
          <table:table-cell table:style-name="ce48"/>
          <table:table-cell table:style-name="ce48" office:value-type="string" calcext:value-type="string">
            <text:p>+</text:p>
          </table:table-cell>
          <table:table-cell table:style-name="ce48"/>
          <table:table-cell table:number-columns-repeated="1006"/>
        </table:table-row>
        <table:table-row table:style-name="ro1">
          <table:table-cell table:style-name="ce8" office:value-type="string" calcext:value-type="string">
            <text:p>Oligochaeta g.sp.</text:p>
          </table:table-cell>
          <table:table-cell table:number-columns-repeated="3" table:style-name="ce39" office:value-type="string" calcext:value-type="string">
            <text:p>+</text:p>
          </table:table-cell>
          <table:table-cell table:number-columns-repeated="5" table:style-name="ce48" office:value-type="string" calcext:value-type="string">
            <text:p>+</text:p>
          </table:table-cell>
          <table:table-cell table:style-name="ce55" office:value-type="string" calcext:value-type="string">
            <text:p>+</text:p>
          </table:table-cell>
          <table:table-cell table:style-name="ce39" office:value-type="string" calcext:value-type="string">
            <text:p>+</text:p>
          </table:table-cell>
          <table:table-cell table:style-name="ce39" table:number-columns-repeated="2"/>
          <table:table-cell table:number-columns-repeated="5" table:style-name="ce48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OLYCHAE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EUNIC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Dorville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4" office:value-type="string" calcext:value-type="string">
            <text:p><text:span text:style-name="T1">Protodorvillea kefersteini</text:span><text:span text:style-name="T2"> (McIntosh, 1869)</text:span></text:p>
          </table:table-cell>
          <table:table-cell table:style-name="ce41" office:value-type="string" calcext:value-type="string">
            <text:p>+</text:p>
          </table:table-cell>
          <table:table-cell table:style-name="ce41"/>
          <table:table-cell table:style-name="ce41" office:value-type="string" calcext:value-type="string">
            <text:p>+</text:p>
          </table:table-cell>
          <table:table-cell table:number-columns-repeated="5" table:style-name="ce49" office:value-type="string" calcext:value-type="string">
            <text:p>+</text:p>
          </table:table-cell>
          <table:table-cell table:style-name="ce56" office:value-type="string" calcext:value-type="string">
            <text:p>+</text:p>
          </table:table-cell>
          <table:table-cell table:style-name="ce41" office:value-type="string" calcext:value-type="string">
            <text:p>+</text:p>
          </table:table-cell>
          <table:table-cell table:style-name="ce41" table:number-columns-repeated="2"/>
          <table:table-cell table:number-columns-repeated="2" table:style-name="ce49" office:value-type="string" calcext:value-type="string">
            <text:p>+</text:p>
          </table:table-cell>
          <table:table-cell table:style-name="ce49"/>
          <table:table-cell table:number-columns-repeated="2" table:style-name="ce49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4" office:value-type="string" calcext:value-type="string">
            <text:p><text:span text:style-name="T1">Schistomeringos rudolphi</text:span><text:span text:style-name="T2"> (Delle Chiaje, 1828)</text:span></text:p>
          </table:table-cell>
          <table:table-cell table:style-name="ce41" table:number-columns-repeated="3"/>
          <table:table-cell table:style-name="ce49" table:number-columns-repeated="4"/>
          <table:table-cell table:style-name="ce49" office:value-type="string" calcext:value-type="string">
            <text:p>+</text:p>
          </table:table-cell>
          <table:table-cell table:style-name="ce56" office:value-type="string" calcext:value-type="string">
            <text:p>+</text:p>
          </table:table-cell>
          <table:table-cell table:style-name="ce41" table:number-columns-repeated="3"/>
          <table:table-cell table:style-name="ce49"/>
          <table:table-cell table:style-name="ce49" office:value-type="string" calcext:value-type="string">
            <text:p>+</text:p>
          </table:table-cell>
          <table:table-cell table:style-name="ce49"/>
          <table:table-cell table:style-name="ce49" office:value-type="string" calcext:value-type="string">
            <text:p>+</text:p>
          </table:table-cell>
          <table:table-cell table:style-name="ce49"/>
          <table:table-cell table:number-columns-repeated="1006"/>
        </table:table-row>
        <table:table-row table:style-name="ro1">
          <table:table-cell table:style-name="ce10" office:value-type="string" calcext:value-type="string">
            <text:p>Euni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number-columns-repeated="2" table:style-name="ce60" office:value-type="string" calcext:value-type="string">
            <text:p>+</text:p>
          </table:table-cell>
          <table:table-cell table:style-name="ce60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Eunice vittata</text:span><text:span text:style-name="T2"> (Delle Chiaje, 1828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2"/>
          <table:table-cell table:style-name="ce60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Lysidice ninetta</text:span><text:span text:style-name="T2"> Audouin &amp; H. Milne Edwards, 1833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PHYLLODOC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Pholo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holoe inornata</text:span><text:span text:style-name="T2"> Johnston, 1839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Polyno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Harmothoe imbricata</text:span><text:span text:style-name="T2"> (Linnaeus, 1767)</text:span>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style-name="ce42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Harmothoe reticulata</text:span><text:span text:style-name="T2"> (Claparède, 1870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Sigalio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isione remota</text:span><text:span text:style-name="T2"> (Southern, 1914)</text:span>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Glycer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Glycera</text:span> sp.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Glycera tridactyla</text:span> Schmarda, 1861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Glycera unicornis</text:span> Lamarck, 1818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Hesio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icrophthalmus fragilis</text:span><text:span text:style-name="T2"> Bobretzky, 1870</text:span></text:p>
          </table:table-cell>
          <table:table-cell table:style-name="ce42" table:number-columns-repeated="2"/>
          <table:table-cell table:style-name="ce42" office:value-type="string" calcext:value-type="string">
            <text:p>+</text:p>
          </table:table-cell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Microphthalmus</text:span> sp.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Nereid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Alitta succinea</text:span> (Leuckart, 1847)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Neanthes</text:span><text:span text:style-name="T2"> sp. Kinberg, 1865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Nereis pelagica</text:span><text:span text:style-name="T2"> Linnaeus, 1758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Nereis perivisceralis</text:span><text:span text:style-name="T2"> Claparède, 1868</text:span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Nereis pulsatoria</text:span><text:span text:style-name="T2"> (Savigny, 1822)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erinereis cultrifera</text:span><text:span text:style-name="T2"> (Grube, 1840)</text:span></text:p>
          </table:table-cell>
          <table:table-cell table:style-name="ce42" table:number-columns-repeated="3"/>
          <table:table-cell table:style-name="ce47"/>
          <table:table-cell table:number-columns-repeated="4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latynereis dumerilii</text:span><text:span text:style-name="T2"> (Audouin &amp; Milne Edwards, 1834)</text:span></text:p>
          </table:table-cell>
          <table:table-cell table:number-columns-repeated="3" table:style-name="ce42" office:value-type="string" calcext:value-type="string">
            <text:p>+</text:p>
          </table:table-cell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number-columns-repeated="2" table:style-name="ce60" office:value-type="string" calcext:value-type="string">
            <text:p>+</text:p>
          </table:table-cell>
          <table:table-cell table:style-name="ce60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Syllidae</text:p>
          </table:table-cell>
          <table:table-cell table:style-name="ce40" office:value-type="string" calcext:value-type="string">
            <text:p>+</text:p>
          </table:table-cell>
          <table:table-cell table:style-name="ce40"/>
          <table:table-cell table:style-name="ce40" office:value-type="string" calcext:value-type="string">
            <text:p>+</text:p>
          </table:table-cell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Exogone naidina</text:span><text:span text:style-name="T2"> Örsted, 1845</text:span>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Salvatoria clavata</text:span><text:span text:style-name="T2"> (Claparède, 1863)</text:span></text:p>
          </table:table-cell>
          <table:table-cell table:style-name="ce42" table:number-columns-repeated="2"/>
          <table:table-cell table:style-name="ce42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Sphaerosyllis hystrix</text:span><text:span text:style-name="T2"> Claparède, 1863</text:span></text:p>
          </table:table-cell>
          <table:table-cell table:style-name="ce42" table:number-columns-repeated="3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Streptosyllis bidentata</text:span><text:span text:style-name="T2"> Southern, 1914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Syllis gracilis</text:span><text:span text:style-name="T2"> Grube, 1840</text:span></text:p>
          </table:table-cell>
          <table:table-cell table:style-name="ce42"/>
          <table:table-cell table:number-columns-repeated="2" table:style-name="ce42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Syllis hyalina</text:span> Grube, 1863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Nephty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icronephthys stammeri</text:span><text:span text:style-name="T2"> (Augener, 1932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Nephtys cirrosa</text:span><text:span text:style-name="T2"> Ehlers, 1868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Nephtys kersivalensis</text:span> McIntosh, 1908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Phyllodocidae</text:p>
          </table:table-cell>
          <table:table-cell table:style-name="ce40" office:value-type="string" calcext:value-type="string">
            <text:p>+</text:p>
          </table:table-cell>
          <table:table-cell table:style-name="ce40" table:number-columns-repeated="2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Eteone flava </text:span><text:span text:style-name="T2">(Fabricius, 1780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Eulalia viridis</text:span><text:span text:style-name="T2"> (Linnaeus, 1767)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Genetyllis tuberculata </text:span><text:span text:style-name="T2">(Bobretzky, 1868)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ysta picta</text:span><text:span text:style-name="T2"> (Quatrefages, 1866)</text:span></text:p>
          </table:table-cell>
          <table:table-cell table:style-name="ce42" table:number-columns-repeated="3"/>
          <table:table-cell table:style-name="ce47"/>
          <table:table-cell table:number-columns-repeated="4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hyllodoce</text:span><text:span text:style-name="T2"> sp. </text:span>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 table:style-name="ce10" office:value-type="string" calcext:value-type="string">
            <text:p>POLYCHAETA INCERTAE SEDIS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Dinophi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Dinophilus gyrociliatus</text:span><text:span text:style-name="T2"> O. Schmidt, 1857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Polygord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olygordius neapolitanus</text:span><text:span text:style-name="T2"> Fraipont, 1887</text:span>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 table:style-name="ce10" office:value-type="string" calcext:value-type="string">
            <text:p>Protodri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4">Lindrilus flavocapitatus</text:span> (Uljanin, 1877) 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rotodrilus</text:span><text:span text:style-name="T2"> sp.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SABELL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Sabel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Sabellaria taurica</text:span><text:span text:style-name="T2"> (Rathke, 1837)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SPION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Magelo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2"/>
          <table:table-cell table:style-name="ce60" office:value-type="string" calcext:value-type="string">
            <text:p>+</text:p>
          </table:table-cell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agelona papillicornis</text:span><text:span text:style-name="T2"> F. Müller, 1858</text:span></text:p>
          </table:table-cell>
          <table:table-cell table:style-name="ce42" table:number-columns-repeated="3"/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agelona rosea</text:span><text:span text:style-name="T2"> Moore, 1907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Spio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Aonides paucibranchiata</text:span><text:span text:style-name="T2"> Southern, 1914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olydora ciliata</text:span><text:span text:style-name="T2"> (Johnston, 1838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rionospio cirrifera</text:span><text:span text:style-name="T2"> Wirén, 1883</text:span>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number-columns-repeated="4"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Spio filicornis</text:span><text:span text:style-name="T2"> (Müller, 1776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4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TEREBELL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Ampharetidae</text:p>
          </table:table-cell>
          <table:table-cell table:style-name="ce40" office:value-type="string" calcext:value-type="string">
            <text:p>+</text:p>
          </table:table-cell>
          <table:table-cell table:style-name="ce40" table:number-columns-repeated="2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elinna palmata</text:span><text:span text:style-name="T2"> Grube, 1870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3"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 table:style-name="ce10" office:value-type="string" calcext:value-type="string">
            <text:p>Maldanidae</text:p>
          </table:table-cell>
          <table:table-cell table:style-name="ce40" table:number-columns-repeated="2"/>
          <table:table-cell table:style-name="ce40" office:value-type="string" calcext:value-type="string">
            <text:p>+</text:p>
          </table:table-cell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Leiochone leiopygos</text:span><text:span text:style-name="T2"> (Grube, 1860)</text:span></text:p>
          </table:table-cell>
          <table:table-cell table:style-name="ce42" table:number-columns-repeated="2"/>
          <table:table-cell table:style-name="ce42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aldane glebifex</text:span><text:span text:style-name="T2"> Grube, 1860</text:span>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icromaldane ornithochaeta</text:span><text:span text:style-name="T2"> Mesnil, 1897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Pectinar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Lagis koreni</text:span><text:span text:style-name="T2"> Malmgren, 1866</text:span></text:p>
          </table:table-cell>
          <table:table-cell table:number-columns-repeated="3" table:style-name="ce42" office:value-type="string" calcext:value-type="string">
            <text:p>+</text:p>
          </table:table-cell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6" office:value-type="string" calcext:value-type="string">
            <text:p>Sternaspidae</text:p>
          </table:table-cell>
          <table:table-cell table:style-name="ce43" table:number-columns-repeated="3"/>
          <table:table-cell table:style-name="ce45" table:number-columns-repeated="5"/>
          <table:table-cell table:style-name="ce57"/>
          <table:table-cell table:style-name="ce61" table:number-columns-repeated="3"/>
          <table:table-cell table:style-name="ce45" table:number-columns-repeated="5"/>
          <table:table-cell table:style-name="ce63" table:number-columns-repeated="1005"/>
          <table:table-cell table:style-name="ce65"/>
        </table:table-row>
        <table:table-row table:style-name="ro1">
          <table:table-cell table:style-name="ce17" office:value-type="string" calcext:value-type="string">
            <text:p><text:span text:style-name="T4">Sternaspis scutata</text:span> (Ranzani, 1817)</text:p>
          </table:table-cell>
          <table:table-cell table:style-name="ce44" table:number-columns-repeated="3"/>
          <table:table-cell table:style-name="ce45" table:number-columns-repeated="2"/>
          <table:table-cell table:style-name="ce45" office:value-type="string" calcext:value-type="string">
            <text:p>+</text:p>
          </table:table-cell>
          <table:table-cell table:style-name="ce45" table:number-columns-repeated="2"/>
          <table:table-cell table:style-name="ce57"/>
          <table:table-cell table:style-name="ce61" table:number-columns-repeated="3"/>
          <table:table-cell table:style-name="ce45" table:number-columns-repeated="5"/>
          <table:table-cell table:style-name="ce63" table:number-columns-repeated="1005"/>
          <table:table-cell table:style-name="ce65"/>
        </table:table-row>
        <table:table-row table:style-name="ro1">
          <table:table-cell table:style-name="ce10" office:value-type="string" calcext:value-type="string">
            <text:p>Terebel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Amphitritides gracilis</text:span><text:span text:style-name="T2"> (Grube, 1860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olycirrus caliendrum</text:span><text:span text:style-name="T2"> Claparède, 1869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olycirrus jubatus</text:span><text:span text:style-name="T2"> Bobretzky, 1869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Capitel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apitella capitata</text:span><text:span text:style-name="T2"> (Fabricius, 1780)</text:span></text:p>
          </table:table-cell>
          <table:table-cell table:style-name="ce42" office:value-type="string" calcext:value-type="string">
            <text:p>+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apitella minima</text:span><text:span text:style-name="T2"> Langerhans, 1881</text:span>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Heteromastus filiformis</text:span><text:span text:style-name="T2"> (Claparède, 1864)</text:span></text:p>
          </table:table-cell>
          <table:table-cell table:number-columns-repeated="3" table:style-name="ce42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Ophel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Ophelia limacina</text:span><text:span text:style-name="T2"> (Rathke, 1843)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Paraonidae</text:p>
          </table:table-cell>
          <table:table-cell table:style-name="ce40" office:value-type="string" calcext:value-type="string">
            <text:p>+</text:p>
          </table:table-cell>
          <table:table-cell table:style-name="ce40" table:number-columns-repeated="2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Aricidea (Strelzovia) claudiae</text:span><text:span text:style-name="T2"> Laubier, 1967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aradoneis harpagonea</text:span><text:span text:style-name="T2"> (Storch, 1967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3">
          <table:table-cell table:style-name="ce15" office:value-type="string" calcext:value-type="string">
            <text:p><text:s/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6" office:value-type="string" calcext:value-type="string">
            <text:p>ARTHROPOD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7" office:value-type="string" calcext:value-type="string">
            <text:p>CHELICERA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Acari g.sp.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7" office:value-type="string" calcext:value-type="string">
            <text:p>CRUSTACE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MALACOSTRAC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DECAPO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Callianass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estarella candida</text:span><text:span text:style-name="T2"> (Olivi, 1792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Dioge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Diogenes pugilator</text:span><text:span text:style-name="T2"> (Roux, 1829)</text:span>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Panope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Rhithropanopeus harrisii</text:span><text:span text:style-name="T2"> (Gould, 1841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Varu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Brachynotus sexdentatus</text:span><text:span text:style-name="T2"> (Risso, 1827)</text:span>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style-name="ce42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Upogeb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Upogebia pusilla</text:span><text:span text:style-name="T2"> (Petagna, 1792)</text:span>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4">
          <table:table-cell table:style-name="ce15"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8" office:value-type="string" calcext:value-type="string">
            <text:p><text:span text:style-name="T5">Decapoda larvae</text:span></text:p>
          </table:table-cell>
          <table:table-cell table:style-name="ce42" table:number-columns-repeated="3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AMPHIPO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Ampelis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Ampelisca diadema</text:span> (Costa, 1853)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2" table:style-name="ce60" office:value-type="string" calcext:value-type="string">
            <text:p>+</text:p>
          </table:table-cell>
          <table:table-cell table:style-name="ce60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Ampitho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20" office:value-type="string" calcext:value-type="string">
            <text:p><text:span text:style-name="T6">Ampithoe</text:span><text:span text:style-name="T7"> sp.</text:span></text:p>
          </table:table-cell>
          <table:table-cell table:style-name="ce42" table:number-columns-repeated="3"/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style-name="ce47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Aor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icrodeutopus gryllotalpa</text:span><text:span text:style-name="T2"> Costa, 1853</text:span></text:p>
          </table:table-cell>
          <table:table-cell table:number-columns-repeated="2" table:style-name="ce42" office:value-type="string" calcext:value-type="string">
            <text:p>+</text:p>
          </table:table-cell>
          <table:table-cell table:style-name="ce42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4">Microdeutopus versiculatus</text:span> (Spence Bate, 1857)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Aty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Nototropis guttatus</text:span><text:span text:style-name="T2"> Costa, 1853</text:span></text:p>
          </table:table-cell>
          <table:table-cell table:style-name="ce42" office:value-type="string" calcext:value-type="string">
            <text:p>+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style-name="ce47"/>
          <table:table-cell table:number-columns-repeated="4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Bathypore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4">Bathyporeia guilliamsoniana</text:span> (Spence Bate, 1857)</text:p>
          </table:table-cell>
          <table:table-cell table:style-name="ce42" table:number-columns-repeated="3"/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Calliop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20" office:value-type="string" calcext:value-type="string">
            <text:p><text:span text:style-name="T6">Apherusa bispinosa</text:span><text:span text:style-name="T7"> (Spence Bate, 1857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Coroph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rassicorophium crassicorne</text:span><text:span text:style-name="T2"> (Bruzelius, 1859)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onocorophium acherusicum</text:span><text:span text:style-name="T2"> (Costa, 1853)</text:span></text:p>
          </table:table-cell>
          <table:table-cell table:style-name="ce42" table:number-columns-repeated="3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onocorophium insidiosum</text:span><text:span text:style-name="T2"> (Crawford, 1937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Melit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elita palmata</text:span><text:span text:style-name="T2"> (Montagu, 1804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Oedicerot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20" office:value-type="string" calcext:value-type="string">
            <text:p><text:span text:style-name="T6">Perioculodes longimanus</text:span><text:span text:style-name="T7"> (Spence Bate &amp; Westwood, 1868)</text:span>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Stenotho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Stenothoe monoculoides</text:span><text:span text:style-name="T2"> (Montagu, 1815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CUMACEA</text:p>
          </table:table-cell>
          <table:table-cell table:style-name="ce40" office:value-type="string" calcext:value-type="string">
            <text:p>+</text:p>
          </table:table-cell>
          <table:table-cell table:style-name="ce40" table:number-columns-repeated="2"/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Bodotr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Bodotria arenosa</text:span><text:span text:style-name="T2"> Goodsir, 1843</text:span></text:p>
          </table:table-cell>
          <table:table-cell table:style-name="ce42" table:number-columns-repeated="3"/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umopsis goodsir</text:span><text:span text:style-name="T2"> (Van Beneden, 1861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Iphinoe tenella</text:span><text:span text:style-name="T2"> Sars, 1878</text:span></text:p>
          </table:table-cell>
          <table:table-cell table:style-name="ce42" table:number-columns-repeated="3"/>
          <table:table-cell table:number-columns-repeated="3"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Nannasta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umella (Cumella) limicola</text:span><text:span text:style-name="T2"> Sars, 1879</text:span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umella (Cumella) pygmaea</text:span><text:span text:style-name="T2"> G.O. Sars, 1865</text:span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Pseudocumat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seudocuma (Pseudocuma) longicorne</text:span><text:span text:style-name="T2"> (Bate, 1858)</text:span></text:p>
          </table:table-cell>
          <table:table-cell table:style-name="ce42" table:number-columns-repeated="3"/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ISOPO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Cirola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Eurydice dollfusi</text:span><text:span text:style-name="T2"> Monod, 1930</text:span>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Eurydice pontica</text:span><text:span text:style-name="T2"> Czerniavsky, 1868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Gnath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Elaphognathia bacescoi</text:span><text:span text:style-name="T2"> (Kussakin, 1969)</text:span>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Idote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Stenosoma capito</text:span><text:span text:style-name="T2"> (Rathke, 1837)</text:span></text:p>
          </table:table-cell>
          <table:table-cell table:number-columns-repeated="2" table:style-name="ce42" office:value-type="string" calcext:value-type="string">
            <text:p>+</text:p>
          </table:table-cell>
          <table:table-cell table:style-name="ce42"/>
          <table:table-cell table:style-name="ce47" table:number-columns-repeated="5"/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MYSI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Mys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Gastrosaccus sanctus</text:span><text:span text:style-name="T2"> (Van Beneden, 1861)</text:span></text:p>
          </table:table-cell>
          <table:table-cell table:style-name="ce42" table:number-columns-repeated="3"/>
          <table:table-cell table:style-name="ce47"/>
          <table:table-cell table:number-columns-repeated="3"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TANAIDACE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Apseud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Apseudopsis ostroumovi </text:span><text:span text:style-name="T2">Bacescu &amp; Carausu, 1947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Leptochel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4">Chondrochelia savignyi</text:span> (Kroyer, 1842)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THECOSTRAC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SESSILI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Bala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Amphibalanus improvisus</text:span><text:span text:style-name="T2"> (Darwin, 1854)</text:span></text:p>
          </table:table-cell>
          <table:table-cell table:number-columns-repeated="2" table:style-name="ce42" office:value-type="string" calcext:value-type="string">
            <text:p>+</text:p>
          </table:table-cell>
          <table:table-cell table:style-name="ce42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/>
          <table:table-cell table:style-name="ce60" office:value-type="string" calcext:value-type="string">
            <text:p>+</text:p>
          </table:table-cell>
          <table:table-cell table:style-name="ce60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NSEC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Dipter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Chironom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Chironomidae larvae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3">
          <table:table-cell table:style-name="ce15"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6" office:value-type="string" calcext:value-type="string">
            <text:p>CHORDAT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7" office:value-type="string" calcext:value-type="string">
            <text:p>CEPHALOCORDA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LEPTOCARDII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Branchiostomat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Branchiostoma lanceolatum</text:span> (Pallas, 1774)</text:p>
          </table:table-cell>
          <table:table-cell table:style-name="ce42" table:number-columns-repeated="3"/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7" office:value-type="string" calcext:value-type="string">
            <text:p>VERTEBRAT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Pisces larvae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<text:s text:c="5"/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6" office:value-type="string" calcext:value-type="string">
            <text:p>CNIDARI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7" office:value-type="string" calcext:value-type="string">
            <text:p>ANTHOZO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ACTINIARIA</text:p>
          </table:table-cell>
          <table:table-cell table:style-name="ce40" table:number-columns-repeated="3"/>
          <table:table-cell table:style-name="ce47" table:number-columns-repeated="3"/>
          <table:table-cell table:style-name="ce51"/>
          <table:table-cell table:style-name="ce47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Actiniaria g.sp.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3">
          <table:table-cell table:style-name="ce15"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6" office:value-type="string" calcext:value-type="string">
            <text:p>ECHINODERMAT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7" office:value-type="string" calcext:value-type="string">
            <text:p>HOLOTHUROIDE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Synapt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Leptosynapta inhaerens</text:span> (O.F. Müller, 1776)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<text:s text:c="5"/>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6" office:value-type="string" calcext:value-type="string">
            <text:p>MOLLUSC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BIVALVI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Thrac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Thracia phaseolina</text:span> (Lamarck, 1818)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Seme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Abra alba </text:span>(W. Wood, 1802)</text:p>
          </table:table-cell>
          <table:table-cell table:style-name="ce42" table:number-columns-repeated="3"/>
          <table:table-cell table:number-columns-repeated="4"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5">
          <table:table-cell table:style-name="ce17" office:value-type="string" calcext:value-type="string">
            <text:p><text:span text:style-name="T1">Abra prismatica </text:span><text:span text:style-name="T2">(Montagu, 1808)</text:span></text:p>
          </table:table-cell>
          <table:table-cell table:number-columns-repeated="3" table:style-name="ce45" office:value-type="string" calcext:value-type="string">
            <text:p>+</text:p>
          </table:table-cell>
          <table:table-cell table:style-name="ce45" table:number-columns-repeated="5"/>
          <table:table-cell table:style-name="ce57"/>
          <table:table-cell table:number-columns-repeated="3" table:style-name="ce45" office:value-type="string" calcext:value-type="string">
            <text:p>+</text:p>
          </table:table-cell>
          <table:table-cell table:style-name="ce45" table:number-columns-repeated="5"/>
          <table:table-cell table:style-name="ce28" table:number-columns-repeated="1005"/>
          <table:table-cell table:style-name="ce32"/>
        </table:table-row>
        <table:table-row table:style-name="ro1">
          <table:table-cell table:style-name="ce15" office:value-type="string" calcext:value-type="string">
            <text:p><text:span text:style-name="T3">Abra segmentum</text:span> (Récluz, 1843)</text:p>
          </table:table-cell>
          <table:table-cell table:number-columns-repeated="3" table:style-name="ce42" office:value-type="string" calcext:value-type="string">
            <text:p>+</text:p>
          </table:table-cell>
          <table:table-cell table:style-name="ce47" table:number-columns-repeated="5"/>
          <table:table-cell table:style-name="ce54"/>
          <table:table-cell table:number-columns-repeated="3" table:style-name="ce42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number-columns-repeated="1006"/>
        </table:table-row>
        <table:table-row table:style-name="ro1">
          <table:table-cell table:style-name="ce10" office:value-type="string" calcext:value-type="string">
            <text:p>Card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Acanthocardia tuberculata </text:span><text:span text:style-name="T2">(Linnaeus, 1758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erastoderma edule</text:span><text:span text:style-name="T2"> (Linnaeus, 1758)</text:span>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erastoderma glaucum</text:span><text:span text:style-name="T2"> (Bruguière, 1789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apillicardium papillosum</text:span><text:span text:style-name="T2"> (Poli, 1791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arvicardium exiguum</text:span><text:span text:style-name="T2"> (Gmelin, 1791)</text:span></text:p>
          </table:table-cell>
          <table:table-cell table:style-name="ce42" table:number-columns-repeated="3"/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60"/>
          <table:table-cell table:style-name="ce60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Dona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Donax venustus</text:span><text:span text:style-name="T2"> Poli, 1795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Telli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4">Fabulina fabula</text:span> (Gmelin, 1791)</text:p>
          </table:table-cell>
          <table:table-cell table:style-name="ce42" table:number-columns-repeated="3"/>
          <table:table-cell table:style-name="ce47" table:number-columns-repeated="5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4">Macomangulus tenuis</text:span> (da Costa, 1778)</text:p>
          </table:table-cell>
          <table:table-cell table:style-name="ce42" table:number-columns-repeated="3"/>
          <table:table-cell table:number-columns-repeated="4"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Luci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Loripes orbiculatus </text:span>Poli, 1791</text:p>
          </table:table-cell>
          <table:table-cell table:number-columns-repeated="3" table:style-name="ce42" office:value-type="string" calcext:value-type="string">
            <text:p>+</text:p>
          </table:table-cell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Lucinella divaricata</text:span><text:span text:style-name="T2"> (Linnaeus, 1758)</text:span></text:p>
          </table:table-cell>
          <table:table-cell table:style-name="ce42"/>
          <table:table-cell table:number-columns-repeated="2" table:style-name="ce42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Corbu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Lentidium mediterraneum</text:span> (O. G. Costa, 1830)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Vener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hamelea gallina</text:span><text:span text:style-name="T2"> (Linnaeus, 1758)</text:span></text:p>
          </table:table-cell>
          <table:table-cell table:style-name="ce42" office:value-type="string" calcext:value-type="string">
            <text:p>+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itar rudis</text:span><text:span text:style-name="T2"> (Poli, 1795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olititapes aureus</text:span><text:span text:style-name="T2"> (Gmelin, 1791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number-columns-repeated="2" table:style-name="ce60" office:value-type="string" calcext:value-type="string">
            <text:p>+</text:p>
          </table:table-cell>
          <table:table-cell table:style-name="ce60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Kell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Kellia suborbicularis</text:span><text:span text:style-name="T2"> (Montagu, 1803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Mactr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Mactra stultorum</text:span><text:span text:style-name="T2"> (Linnaeus, 1758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Spisula subtruncata</text:span><text:span text:style-name="T2"> (da Costa, 1778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3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Ar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Anadara kagoshimensis</text:span><text:span text:style-name="T2"> (Tokunaga, 1906)</text:span></text:p>
          </table:table-cell>
          <table:table-cell table:style-name="ce42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 table:number-columns-repeated="3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Myti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Mytilaster lineatus</text:span> (Gmelin, 1791)</text:p>
          </table:table-cell>
          <table:table-cell table:number-columns-repeated="3"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Mytilus galloprovincialis</text:span> Lamarck, 1819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GASTROPOD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Cerith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Bittium reticulatum</text:span> (da Costa, 1778)</text:p>
          </table:table-cell>
          <table:table-cell table:number-columns-repeated="3"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number-columns-repeated="3" table:style-name="ce60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Cae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aecum armoricum</text:span><text:span text:style-name="T2"> de Folin, 1869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aecum trachea</text:span><text:span text:style-name="T2"> (Montagu, 1803)</text:span></text:p>
          </table:table-cell>
          <table:table-cell table:style-name="ce42" table:number-columns-repeated="3"/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Hydrob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Hydrobia acuta</text:span><text:span text:style-name="T2"> (Draparnaud, 1805)</text:span>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Hydrobia</text:span> sp.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Risso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Rissoa membranacea</text:span><text:span text:style-name="T2"> (J. Adams, 1800)</text:span></text:p>
          </table:table-cell>
          <table:table-cell table:number-columns-repeated="3" table:style-name="ce42" office:value-type="string" calcext:value-type="string">
            <text:p>+</text:p>
          </table:table-cell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42" office:value-type="string" calcext:value-type="string">
            <text:p>+</text:p>
          </table:table-cell>
          <table:table-cell table:style-name="ce60"/>
          <table:table-cell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Rissoa splendida</text:span><text:span text:style-name="T2"> Eichwald, 1830</text:span>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style-name="ce42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2"/>
          <table:table-cell table:number-columns-repeated="3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Mangel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Cytharella costulata</text:span><text:span text:style-name="T2"> (Dunker, 1860)</text:span></text:p>
          </table:table-cell>
          <table:table-cell table:style-name="ce42" office:value-type="string" calcext:value-type="string">
            <text:p>+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2"/>
          <table:table-cell table:style-name="ce60" office:value-type="string" calcext:value-type="string">
            <text:p>+</text:p>
          </table:table-cell>
          <table:table-cell table:style-name="ce47"/>
          <table:table-cell table:number-columns-repeated="4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Muric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Rapana venosa</text:span><text:span text:style-name="T2"> (Valenciennes, 1846)</text:span></text:p>
          </table:table-cell>
          <table:table-cell table:style-name="ce42"/>
          <table:table-cell table:number-columns-repeated="2" table:style-name="ce42" office:value-type="string" calcext:value-type="string">
            <text:p>+</text:p>
          </table:table-cell>
          <table:table-cell table:style-name="ce47" office:value-type="string" calcext:value-type="string">
            <text:p>+</text:p>
          </table:table-cell>
          <table:table-cell table:style-name="ce47" table:number-columns-repeated="4"/>
          <table:table-cell table:style-name="ce54"/>
          <table:table-cell table:style-name="ce60"/>
          <table:table-cell table:style-name="ce60" office:value-type="string" calcext:value-type="string">
            <text:p>+</text:p>
          </table:table-cell>
          <table:table-cell table:style-name="ce60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Nassari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Tritia neritea</text:span><text:span text:style-name="T2"> (Linnaeus, 1758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Tritia reticulata</text:span><text:span text:style-name="T2"> (Linnaeus, 1758)</text:span>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number-columns-repeated="3" table:style-name="ce47" office:value-type="string" calcext:value-type="string">
            <text:p>+</text:p>
          </table:table-cell>
          <table:table-cell table:style-name="ce47" table:number-columns-repeated="2"/>
          <table:table-cell table:style-name="ce54"/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Retus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Retusa truncatula</text:span><text:span text:style-name="T2"> (Bruguière, 1792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Retusa variabilis </text:span><text:span text:style-name="T2">(Milaschewitsch, 1912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Pyramidel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Brachystomia scalaris</text:span><text:span text:style-name="T2"> (MacGillivray, 1843)</text:span></text:p>
          </table:table-cell>
          <table:table-cell table:style-name="ce42" table:number-columns-repeated="3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Odostomia plicata</text:span><text:span text:style-name="T2"> (Montagu, 1803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Parthenina interstincta</text:span><text:span text:style-name="T2"> (J. Adams, 1797)</text:span></text:p>
          </table:table-cell>
          <table:table-cell table:style-name="ce42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style-name="ce54" office:value-type="string" calcext:value-type="string">
            <text:p>+</text:p>
          </table:table-cell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10" office:value-type="string" calcext:value-type="string">
            <text:p>Phasianell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1">Tricolia pullus</text:span><text:span text:style-name="T2"> (Linnaeus, 1758)</text:span></text:p>
          </table:table-cell>
          <table:table-cell table:number-columns-repeated="2" table:style-name="ce42" office:value-type="string" calcext:value-type="string">
            <text:p>+</text:p>
          </table:table-cell>
          <table:table-cell table:style-name="ce42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Troch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Steromphala divaricata</text:span> (Linnaeus, 1758)</text:p>
          </table:table-cell>
          <table:table-cell table:style-name="ce42" table:number-columns-repeated="3"/>
          <table:table-cell table:style-name="ce47" table:number-columns-repeated="4"/>
          <table:table-cell table:style-name="ce47" office:value-type="string" calcext:value-type="string">
            <text:p>+</text:p>
          </table:table-cell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POLYPLACOPHORA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0" office:value-type="string" calcext:value-type="string">
            <text:p>Lepidochitonidae</text:p>
          </table:table-cell>
          <table:table-cell table:style-name="ce40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<text:span text:style-name="T3">Lepidochitona (Lepidochitona) cinerea</text:span> (Linnaeus, 1767)</text:p>
          </table:table-cell>
          <table:table-cell table:style-name="ce42" table:number-columns-repeated="2"/>
          <table:table-cell table:style-name="ce42" office:value-type="string" calcext:value-type="string">
            <text:p>+</text:p>
          </table:table-cell>
          <table:table-cell table:style-name="ce47" table:number-columns-repeated="5"/>
          <table:table-cell table:style-name="ce54"/>
          <table:table-cell table:style-name="ce60" office:value-type="string" calcext:value-type="string">
            <text:p>+</text:p>
          </table:table-cell>
          <table:table-cell table:style-name="ce60" table:number-columns-repeated="2"/>
          <table:table-cell table:style-name="ce47" table:number-columns-repeated="3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6">
          <table:table-cell table:style-name="ce15"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6" office:value-type="string" calcext:value-type="string">
            <text:p>NEMERTE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Nemertea g.sp.</text:p>
          </table:table-cell>
          <table:table-cell table:style-name="ce42" office:value-type="string" calcext:value-type="string">
            <text:p>+</text:p>
          </table:table-cell>
          <table:table-cell table:style-name="ce42"/>
          <table:table-cell table:style-name="ce42" office:value-type="string" calcext:value-type="string">
            <text:p>+</text:p>
          </table:table-cell>
          <table:table-cell table:number-columns-repeated="5" table:style-name="ce47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style-name="ce42" table:number-columns-repeated="2"/>
          <table:table-cell table:number-columns-repeated="5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6">
          <table:table-cell table:style-name="ce15"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6" office:value-type="string" calcext:value-type="string">
            <text:p>PHORONIDA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Phoronida g.sp.</text:p>
          </table:table-cell>
          <table:table-cell table:style-name="ce42" table:number-columns-repeated="3"/>
          <table:table-cell table:style-name="ce47" office:value-type="string" calcext:value-type="string">
            <text:p>+</text:p>
          </table:table-cell>
          <table:table-cell table:style-name="ce47" table:number-columns-repeated="2"/>
          <table:table-cell table:style-name="ce47" office:value-type="string" calcext:value-type="string">
            <text:p>+</text:p>
          </table:table-cell>
          <table:table-cell table:style-name="ce47"/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number-columns-repeated="2" table:style-name="ce47" office:value-type="string" calcext:value-type="string">
            <text:p>+</text:p>
          </table:table-cell>
          <table:table-cell table:number-columns-repeated="1006"/>
        </table:table-row>
        <table:table-row table:style-name="ro3">
          <table:table-cell table:style-name="ce15"/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2">
          <table:table-cell table:style-name="ce6" office:value-type="string" calcext:value-type="string">
            <text:p>PLATYHELMINTHES</text:p>
          </table:table-cell>
          <table:table-cell table:style-name="ce37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7" office:value-type="string" calcext:value-type="string">
            <text:p>TURBELLARIA</text:p>
          </table:table-cell>
          <table:table-cell table:style-name="ce38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style-name="ce47" table:number-columns-repeated="5"/>
          <table:table-cell table:number-columns-repeated="1006"/>
        </table:table-row>
        <table:table-row table:style-name="ro1">
          <table:table-cell table:style-name="ce15" office:value-type="string" calcext:value-type="string">
            <text:p>Platyhelminthes</text:p>
          </table:table-cell>
          <table:table-cell table:style-name="ce42" table:number-columns-repeated="3"/>
          <table:table-cell table:style-name="ce47" table:number-columns-repeated="5"/>
          <table:table-cell table:style-name="ce54"/>
          <table:table-cell table:style-name="ce60" table:number-columns-repeated="3"/>
          <table:table-cell table:number-columns-repeated="2" table:style-name="ce47" office:value-type="string" calcext:value-type="string">
            <text:p>+</text:p>
          </table:table-cell>
          <table:table-cell table:style-name="ce47"/>
          <table:table-cell table:style-name="ce47" office:value-type="string" calcext:value-type="string">
            <text:p>+</text:p>
          </table:table-cell>
          <table:table-cell table:style-name="ce47"/>
          <table:table-cell table:number-columns-repeated="1006"/>
        </table:table-row>
        <table:table-row table:style-name="ro1">
          <table:table-cell table:style-name="ce21" office:value-type="string" calcext:value-type="string">
            <text:p>Turbellaria g.sp.</text:p>
          </table:table-cell>
          <table:table-cell table:style-name="ce67" table:number-columns-repeated="3"/>
          <table:table-cell table:number-columns-repeated="5" table:style-name="ce72" office:value-type="string" calcext:value-type="string">
            <text:p>+</text:p>
          </table:table-cell>
          <table:table-cell table:style-name="ce81" office:value-type="string" calcext:value-type="string">
            <text:p>+</text:p>
          </table:table-cell>
          <table:table-cell table:style-name="ce86" table:number-columns-repeated="3"/>
          <table:table-cell table:number-columns-repeated="4" table:style-name="ce72" office:value-type="string" calcext:value-type="string">
            <text:p>+</text:p>
          </table:table-cell>
          <table:table-cell table:style-name="ce72"/>
          <table:table-cell table:style-name="ce89" table:number-columns-repeated="1005"/>
          <table:table-cell table:style-name="ce93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0pt" fo:margin-right="0pt" style:shadow="none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5:23:23.317405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creator>SK </dc:creator>
    <meta:creation-date>2018-07-26T15:10:22Z</meta:creation-date>
    <dc:date>2018-12-07T15:25:28.237841964</dc:date>
    <meta:editing-cycles>125</meta:editing-cycles>
    <meta:editing-duration>PT2H28M3S</meta:editing-duration>
    <meta:document-statistic meta:table-count="1" meta:cell-count="1040" meta:object-count="0"/>
  </office:meta>
</office:document-meta>
</file>